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cm" table:align="margins" style:may-break-between-rows="false"/>
    </style:style>
    <style:style style:name="Tableau1.A" style:family="table-column">
      <style:table-column-properties style:column-width="6.001cm" style:rel-column-width="26217*"/>
    </style:style>
    <style:style style:name="Tableau1.B" style:family="table-column">
      <style:table-column-properties style:column-width="2.999cm" style:rel-column-width="13100*"/>
    </style:style>
    <style:style style:name="Tableau1.C" style:family="table-column">
      <style:table-column-properties style:column-width="6.001cm" style:rel-column-width="2621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officeooo:paragraph-rsid="001f513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2b2b2f" style:font-size-asian="10.5pt" style:font-style-asian="normal" style:font-weight-asian="bold" style:font-style-complex="normal" style:font-weight-complex="600" loext:padding="0cm" loext:border="none" loext:shadow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d40b6" officeooo:paragraph-rsid="001f513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6b20b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ize-asian="10.5pt" style:font-style-asian="normal" style:font-weight-asian="normal" style:font-style-complex="normal" style:font-weight-complex="normal" loext:padding="0cm" loext:border="none" loext:shadow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fo:font-weight="bold" officeooo:rsid="001f5136" officeooo:paragraph-rsid="001f513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solid" style:text-underline-width="auto" style:text-underline-color="font-color" fo:font-weight="bold" officeooo:rsid="001f5136" officeooo:paragraph-rsid="005c167d" style:font-size-asian="10.5pt" style:font-style-asian="normal" style:font-weight-asian="bold" style:font-style-complex="normal" style:font-weight-complex="bold" loext:padding="0cm" loext:border="none" loext:shadow="non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style="normal" style:text-underline-style="solid" style:text-underline-width="auto" style:text-underline-color="font-color" fo:font-weight="bold" officeooo:rsid="001f5136" officeooo:paragraph-rsid="001f513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style="normal" fo:font-weight="bold" officeooo:rsid="001f5136" officeooo:paragraph-rsid="001f513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1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1f5136" officeooo:paragraph-rsid="00317311" style:letter-kerning="true" style:font-size-asian="11pt" style:font-style-asian="normal" style:font-weight-asian="normal" style:font-style-complex="normal" style:font-weight-complex="normal" style:text-emphasize="none" loext:padding="0cm" loext:border="none" loext:shadow="none"/>
    </style:style>
    <style:style style:name="P19" style:family="paragraph" style:parent-style-name="Standard">
      <style:paragraph-properties fo:margin-left="0cm" fo:margin-right="0cm" fo:text-indent="0cm" style:auto-text-indent="false" fo:keep-with-next="always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style:font-name="Liberation Serif" fo:font-size="12pt" fo:font-style="normal" style:text-underline-style="none" fo:font-weight="bold" officeooo:rsid="001f5136" officeooo:paragraph-rsid="004692e9" style:font-size-asian="12pt" style:font-style-asian="normal" style:font-weight-asian="bold" style:font-size-complex="12pt" style:font-style-complex="normal" style:font-weight-complex="600" loext:padding="0cm" loext:border="none" loext:shadow="non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rsid="000f6424" officeooo:paragraph-rsid="00344ac2" style:font-size-asian="12pt" style:font-size-complex="12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paragraph-rsid="00344ac2" style:font-size-asian="12pt" style:font-size-complex="12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3399" officeooo:paragraph-rsid="00613399" style:font-size-asian="12pt" style:font-size-complex="12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9b46" officeooo:paragraph-rsid="00619b46" style:font-size-asian="12pt" style:font-size-complex="12pt"/>
    </style:style>
    <style:style style:name="P27" style:family="paragraph" style:parent-style-name="Standard">
      <style:paragraph-properties fo:margin-left="-1.499cm" fo:margin-right="0cm" fo:text-indent="0cm" style:auto-text-indent="false"/>
      <style:text-properties style:font-name="Liberation Serif" fo:font-style="italic" officeooo:rsid="001f5136" officeooo:paragraph-rsid="001f5136" style:font-style-asian="italic" style:font-style-complex="italic"/>
    </style:style>
    <style:style style:name="P28" style:family="paragraph" style:parent-style-name="Text_20_body">
      <style:text-properties fo:font-size="10pt" style:font-size-asian="10pt" style:font-size-complex="10pt"/>
    </style:style>
    <style:style style:name="P29" style:family="paragraph" style:parent-style-name="Text_20_body">
      <style:text-properties style:font-size-asian="10pt"/>
    </style:style>
    <style:style style:name="P30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paragraph-rsid="001f5136" style:font-weight-asian="bold" style:font-weight-complex="bold" loext:padding="0.049cm" loext:border="0.06pt solid #000000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text-properties style:font-name="F"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23e97b"/>
    </style:style>
    <style:style style:name="T4" style:family="text">
      <style:text-properties officeooo:rsid="00264d7e"/>
    </style:style>
    <style:style style:name="T5" style:family="text">
      <style:text-properties fo:color="#000000" style:text-outline="false" style:text-line-through-style="none" style:text-line-through-type="none" fo:letter-spacing="normal" fo:text-shadow="none" style:letter-kerning="true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text-shadow="none" officeooo:rsid="0036e809" style:letter-kerning="true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text-shadow="none" officeooo:rsid="004692e9" style:letter-kerning="true" style:text-emphasize="none"/>
    </style:style>
    <style:style style:name="T8" style:family="text">
      <style:text-properties style:font-name="Liberation Serif" fo:font-weight="normal" officeooo:rsid="00282c3b" style:font-weight-asian="normal" style:font-weight-complex="normal"/>
    </style:style>
    <style:style style:name="T9" style:family="text">
      <style:text-properties style:font-name="Liberation Serif" fo:font-style="normal" style:text-underline-style="none" officeooo:rsid="001f5136" style:font-size-asian="10.5pt" style:font-style-asian="normal" style:font-style-complex="normal" loext:shadow="none"/>
    </style:style>
    <style:style style:name="T10" style:family="text">
      <style:text-properties style:font-name="Liberation Serif" fo:font-size="16pt" fo:font-style="normal" style:text-underline-style="none" officeooo:rsid="002ae050" style:font-size-asian="16pt" style:font-style-asian="normal" style:font-size-complex="16pt" style:font-style-complex="normal" loext:shadow="none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officeooo:rsid="0036e809"/>
    </style:style>
    <style:style style:name="T13" style:family="text">
      <style:text-properties officeooo:rsid="003b4b26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581a29" style:font-size-asian="14pt" style:font-size-complex="14pt"/>
    </style:style>
    <style:style style:name="T16" style:family="text">
      <style:text-properties fo:font-size="14pt" officeooo:rsid="005c6d3a" style:font-size-asian="14pt" style:font-size-complex="14pt"/>
    </style:style>
    <style:style style:name="T17" style:family="text">
      <style:text-properties fo:font-size="14pt" officeooo:rsid="0024742e" style:font-size-asian="14pt" style:font-size-complex="14pt"/>
    </style:style>
    <style:style style:name="T18" style:family="text">
      <style:text-properties officeooo:rsid="004692e9"/>
    </style:style>
    <style:style style:name="T19" style:family="text">
      <style:text-properties fo:font-size="10pt" style:font-size-complex="10pt" style:font-weight-complex="bold"/>
    </style:style>
    <style:style style:name="T20" style:family="text">
      <style:text-properties fo:font-size="10pt" fo:font-weight="normal" style:font-weight-asian="normal" style:font-size-complex="10pt" style:font-weight-complex="normal"/>
    </style:style>
    <style:style style:name="T21" style:family="text">
      <style:text-properties fo:font-size="10pt" fo:font-weight="normal" officeooo:rsid="002112e0" style:font-weight-asian="normal" style:font-size-complex="10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Secrétariat Général</text:p>
      <text:p text:style-name="P11"/>
      <text:p text:style-name="P12"/>
      <text:p text:style-name="P30"><text:text-input text:description="">view.getDGHV(meetingConfig).display('configGroup')</text:text-input></text:p>
      <text:p text:style-name="P16"/>
      <text:p text:style-name="P16"/>
      <text:p text:style-name="P16"><office:annotation><dc:creator>bleybaert</dc:creator><dc:date>2018-04-16T16:26:40</dc:date><loext:sender-initials>ble</loext:sender-initials><text:p text:style-name="P32"><text:span text:style-name="T22">do text with typeDeDelib=meetingConfig.Title()</text:span></text:p></office:annotation><text:span text:style-name="T13"><text:text-input text:description="">typeDeDelib.upper()</text:text-input></text:span></text:p>
      <text:p text:style-name="P13"/>
      <text:p text:style-name="P13"/>
      <text:p text:style-name="P15">Procès-verbal de la réunion du <text:text-input text:description="">self.Title()</text:text-input></text:p>
      <text:p text:style-name="P7"/>
      <text:p text:style-name="P9"><office:annotation><dc:creator>bleybaert</dc:creator><dc:date>2018-04-17T14:07:32</dc:date><loext:sender-initials>ble</loext:sender-initials><text:p text:style-name="P32"><text:span text:style-name="T28">do text</text:span></text:p><text:p text:style-name="P34"><text:span text:style-name="T28">from xhtml(view.print_attendees(by_parent_org=True, render_as_html=True))</text:span></text:p></office:annotation>presents</text:p>
      <text:p text:style-name="P8"/>
      <text:p text:style-name="P3">——</text:p>
      <text:p text:style-name="P6"><office:annotation><dc:creator>bleybaert</dc:creator><dc:date>2018-04-18T11:02:21</dc:date><loext:sender-initials>ble</loext:sender-initials><text:p text:style-name="P33"><text:span text:style-name="T22">do text if not self.getStartDate().strftime('%M') == '00'</text:span></text:p></office:annotation>La séance est ouverte à <text:span text:style-name="T12"><text:text-input text:description="">self.getStartDate().strftime('%H heures %M')</text:text-input></text:span></text:p>
      <text:p text:style-name="P6"><office:annotation><dc:creator>bleybaert</dc:creator><dc:date>2018-04-18T11:03:45</dc:date><loext:sender-initials>ble</loext:sender-initials><text:p text:style-name="P33"><text:span text:style-name="T23">do text if self.getStartDate().strftime('%M') == '00'</text:span></text:p></office:annotation><text:span text:style-name="T12">La séance est ouverte à </text:span><text:span text:style-name="T12"><text:text-input text:description="">self.getStartDate().strftime('%H heures')</text:text-input></text:span></text:p>
      <text:p text:style-name="P3">——</text:p>
      <text:p text:style-name="P17"/>
      <text:p text:style-name="P4"/>
      <text:section text:style-name="Sect1" text:name="section1">
        <text:list xml:id="list1046165614" text:style-name="L1">
          <text:list-item>
            <text:p text:style-name="P31"><text:span text:style-name="T9"><office:annotation><dc:creator>bleybaert</dc:creator><dc:date>2018-04-16T16:39:42</dc:date><loext:sender-initials>ble</loext:sender-initials><text:p><text:span text:style-name="T27">do section- for sublist in self.adapted().getPrintableItemsByCategory(itemUids,includeEmptyCategories=True)</text:span></text:p></office:annotation></text:span><text:span text:style-name="T9"><text:s/></text:span><text:span text:style-name="T10"><text:text-input text:description="">sublist[0].Title()</text:text-input></text:span></text:p>
          </text:list-item>
        </text:list>
        <text:p text:style-name="P5"/>
        <text:p text:style-name="P5"/>
        <text:p text:style-name="Text_20_body"><office:annotation><dc:creator>bleybaert</dc:creator><dc:date>2018-04-17T11:06:17</dc:date><loext:sender-initials>ble</loext:sender-initials><text:p text:style-name="P33"><text:span text:style-name="T22">do text if not sublist[1:]</text:span></text:p></office:annotation><text:span text:style-name="T4">Pas de dossiers à l'examen pour cette rubrique.</text:span></text:p>
        <text:p text:style-name="P10"><office:annotation><dc:creator>bleybaert</dc:creator><dc:date>2018-04-18T17:06:36</dc:date><loext:sender-initials>ble</loext:sender-initials><text:p text:style-name="P33"><text:span text:style-name="T23">do text if not sublist[1:]</text:span></text:p></office:annotation></text:p>
        <text:section text:style-name="Sect1" text:name="Section1">
          <text:p text:style-name="P14"><office:annotation><dc:creator>bleybaert</dc:creator><dc:date>2018-04-16T16:43:05</dc:date><loext:sender-initials>ble</loext:sender-initials><text:p><text:span text:style-name="T26">do section- for item in sublist[1:]</text:span></text:p></office:annotation><text:span text:style-name="T16"><text:text-input text:description="">item.getCategory(theObject=True).getCategoryId()</text:text-input></text:span><text:span text:style-name="T17">.</text:span><text:span text:style-name="T14"><text:text-input text:description="view.getDGHV(item).print_item_number_within_category()">view.getDGHV(item).print_item_number_within_category()</text:text-input></text:span><text:span text:style-name="T15"> <text:s/></text:span><text:span text:style-name="T17"><text:text-input text:description="">item.Title()</text:text-input></text:span></text:p>
          <text:p text:style-name="P4"/>
          <text:p text:style-name="P28"><office:annotation><dc:creator>André NUYENS</dc:creator><dc:date>2018-02-20T08:55:46</dc:date><loext:sender-initials>AN</loext:sender-initials><text:p text:style-name="P33"><text:span text:style-name="T24">do text if item.getNotes()</text:span></text:p><text:p text:style-name="P33"><text:span text:style-name="T24">from xhtml(view.printXhtml(item, item.getNotes())</text:span><text:span text:style-name="T25">, stylesMapping={'para':'Text body'}</text:span><text:span text:style-name="T24">)</text:span></text:p></office:annotation><text:span text:style-name="T3">notes</text:span></text:p>
          <text:p text:style-name="P28"><text:span text:style-name="T11"><office:annotation><dc:creator>André NUYENS</dc:creator><dc:date>2018-01-03T16:56:21</dc:date><loext:sender-initials>AN</loext:sender-initials><text:p text:style-name="P33"><text:span text:style-name="T24">do text if item.getMotivation()</text:span></text:p><text:p text:style-name="P33"><text:span text:style-name="T24">from xhtml(view.printXhtml(item, item.getMotivation())</text:span><text:span text:style-name="T25">, stylesMapping={'para':'Text body'}</text:span><text:span text:style-name="T24">)</text:span></text:p></office:annotation></text:span><text:span text:style-name="T8">motivation</text:span></text:p>
          <text:p text:style-name="P29"><text:span text:style-name="T19"><office:annotation><dc:creator>André NUYENS</dc:creator><dc:date>2018-01-03T16:56:21</dc:date><loext:sender-initials>AN</loext:sender-initials><text:p text:style-name="P33"><text:span text:style-name="T24">do text if item.getDecision()</text:span></text:p><text:p text:style-name="P33"><text:span text:style-name="T24">from xhtml(view.printXhtml(item, item.getDecision())</text:span><text:span text:style-name="T25">, stylesMapping={'para':'Text body'}</text:span><text:span text:style-name="T24">)</text:span></text:p></office:annotation></text:span><text:span text:style-name="T20">d</text:span><text:span text:style-name="T21">ecision</text:span></text:p>
        </text:section>
      </text:section>
      <text:p text:style-name="P18">——</text:p>
      <text:p text:style-name="P20"><office:annotation><dc:creator>bleybaert</dc:creator><dc:date>2018-04-18T11:02:21</dc:date><loext:sender-initials>ble</loext:sender-initials><text:p text:style-name="P33"><text:span text:style-name="T22">do text if not self.getStartDate().strftime('%M') == '00'</text:span></text:p></office:annotation>La séance est <text:span text:style-name="T18">levée</text:span> à <text:span text:style-name="T18"><text:text-input text:description="">self.getEndDate().strftime('%H heures %M')</text:text-input></text:span></text:p>
      <text:p text:style-name="P20"><text:span text:style-name="T5"><office:annotation><dc:creator>bleybaert</dc:creator><dc:date>2018-04-18T11:03:45</dc:date><loext:sender-initials>ble</loext:sender-initials><text:p text:style-name="P33"><text:span text:style-name="T23">do text if self.getStartDate().strftime('%M') == '00'</text:span></text:p></office:annotation></text:span><text:span text:style-name="T6">La séance est </text:span><text:span text:style-name="T7">levée</text:span><text:span text:style-name="T6"> à </text:span><text:span text:style-name="T7"><text:text-input text:description="">self.getEndDate().strftime('%H heures')</text:text-input></text:span></text:p>
      <text:p text:style-name="P21">——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text:text-input text:description="">self.getSignatories(theObjects=True, by_signature_number=True)['1'].get_person_short_title()</text:text-input></text:p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5"><text:text-input text:description="">self.getSignatories(theObjects=True, by_signature_number=True)['2'].get_person_short_title()</text:text-input></text:p>
          </table:table-cell>
        </table:table-row>
        <table:table-row table:style-name="Tableau1.1">
          <table:table-cell table:style-name="Tableau1.A1" office:value-type="string">
            <text:p text:style-name="P26"><text:text-input text:description="">self.getSignatories(theObjects=True, by_signature_number=True)['1'].label</text:text-input>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6"><text:text-input text:description="">self.getSignatories(theObjects=True, by_signature_number=True)['2'].label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Categories" style:family="paragraph" style:parent-style-name="Standard" style:class="text"/>
    <style:style style:name="Numbering_20_1" style:display-name="Numbering 1" style:family="paragraph" style:parent-style-name="List" style:class="list"/>
    <style:style style:name="Foot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span text:style-name="MT2">AGE</text:span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6:25:17.014112347</meta:creation-date>
    <meta:generator>LibreOffice/5.4.6.2$Linux_X86_64 LibreOffice_project/40m0$Build-2</meta:generator>
    <dc:date>2018-07-25T16:50:33.752756837</dc:date>
    <meta:editing-duration>PT3H57M59S</meta:editing-duration>
    <meta:editing-cycles>68</meta:editing-cycles>
    <dc:creator>bleybaert</dc:creator>
    <meta:document-statistic meta:table-count="1" meta:image-count="0" meta:object-count="0" meta:page-count="2" meta:paragraph-count="25" meta:word-count="98" meta:character-count="981" meta:non-whitespace-character-count="934"/>
  </office:meta>
</office:document-meta>
</file>